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51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661cm" style:use-optimal-column-width="false"/>
    </style:style>
    <style:style style:name="co2" style:family="table-column">
      <style:table-column-properties style:column-width="13.522cm" style:use-optimal-column-width="false"/>
    </style:style>
    <style:style style:name="ro1" style:family="table-row">
      <style:table-row-properties style:row-height="1.598cm"/>
    </style:style>
    <style:style style:name="ro2" style:family="table-row">
      <style:table-row-properties style:row-height="1.594cm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standard" draw:layer="layout" svg:width="11.66cm" svg:height="7.985cm" svg:x="0.68cm" svg:y="4.24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安装步骤：</text:p>
              </table:table-cell>
            </table:table-row>
            <table:table-row table:style-name="ro1">
              <table:table-cell table:style-name="gray2">
                <text:p>下载安装各种Python包</text:p>
              </table:table-cell>
            </table:table-row>
            <table:table-row table:style-name="ro1">
              <table:table-cell table:style-name="gray1">
                <text:p>编译相关文件</text:p>
              </table:table-cell>
            </table:table-row>
            <table:table-row table:style-name="ro1">
              <table:table-cell table:style-name="gray2">
                <text:p>设置环境变量</text:p>
              </table:table-cell>
            </table:table-row>
            <table:table-row table:style-name="ro2">
              <table:table-cell table:style-name="gray1">
                <text:p>运行安装测试文件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7.746cm" svg:height="5.76cm" svg:x="0.254cm" svg:y="15.24cm">
          <draw:text-box>
            <text:p>参考资料：</text:p>
            <text:p>官方地址：https://github.com/tensorflow/models/tree/master/research/object_detection</text:p>
            <text:p>教程：https://blog.csdn.net/dy_guox/article/details/79111949</text:p>
            <text:p><text:tab/><text:a xlink:href="https://blog.csdn.net/dy_guox/article/details/79081499" xlink:type="simple">https://blog.csdn.net/dy_guox/article/details/79081499</text:a></text:p>
            <text:p>标注软件：<text:a xlink:href="https://github.com/tzutalin/labelImg" xlink:type="simple">https://github.com/tzutalin/labelImg</text:a></text:p>
            <text:p>数据转换code:https://github.com/XiangGuo1992/Screen-Vehicle-Detection-using-Tensorflow-API</text:p>
          </draw:text-box>
        </draw:frame>
        <draw:frame draw:style-name="standard" draw:layer="layout" svg:width="13.521cm" svg:height="15.955cm" svg:x="13.551cm" svg:y="0.38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搭建自己的目标检测步骤：</text:p>
              </table:table-cell>
            </table:table-row>
            <table:table-row table:style-name="ro1">
              <table:table-cell table:style-name="gray2">
                <text:p>网络爬虫获得数据集</text:p>
              </table:table-cell>
            </table:table-row>
            <table:table-row table:style-name="ro1">
              <table:table-cell table:style-name="gray1">
                <text:p>LabelImg软件进行标注输出xml文件</text:p>
              </table:table-cell>
            </table:table-row>
            <table:table-row table:style-name="ro1">
              <table:table-cell table:style-name="gray2">
                <text:p>将xml文件转换成tfrecord格式文件</text:p>
              </table:table-cell>
            </table:table-row>
            <table:table-row table:style-name="ro2">
              <table:table-cell table:style-name="gray1">
                <text:p>修改配置文件（sample文件下有.config）</text:p>
              </table:table-cell>
            </table:table-row>
            <table:table-row table:style-name="ro2">
              <table:table-cell table:style-name="gray2">
                <text:p>修改类别映射文件（.pbtxt）</text:p>
              </table:table-cell>
            </table:table-row>
            <table:table-row table:style-name="ro2">
              <table:table-cell table:style-name="gray1">
                <text:p>运行train.py进行训练</text:p>
              </table:table-cell>
            </table:table-row>
            <table:table-row table:style-name="ro2">
              <table:table-cell table:style-name="gray2">
                <text:p>tensorboard查看训练情况</text:p>
              </table:table-cell>
            </table:table-row>
            <table:table-row table:style-name="ro2">
              <table:table-cell table:style-name="gray1">
                <text:p>运行export_inference_graph.py获得最终模型</text:p>
              </table:table-cell>
            </table:table-row>
            <table:table-row table:style-name="ro2">
              <table:table-cell table:style-name="gray2">
                <text:p>用新模型进行测试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8:54:17.937553155</meta:creation-date>
    <dc:date>2018-05-16T19:40:54.570401776</dc:date>
    <meta:editing-duration>PT1M24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